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7e0d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82b1d" officeooo:paragraph-rsid="00382b1d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933cb" officeooo:paragraph-rsid="003933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7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a5383" officeooo:paragraph-rsid="003a538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8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c17b5" officeooo:paragraph-rsid="003c17b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9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0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2be41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1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47131" officeooo:paragraph-rsid="0044713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593a5" officeooo:paragraph-rsid="004593a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72607" officeooo:paragraph-rsid="00472607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4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15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6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7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a5383" officeooo:paragraph-rsid="003a538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8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c17b5" officeooo:paragraph-rsid="003c17b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9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0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2be41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1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47131" officeooo:paragraph-rsid="0044713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2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593a5" officeooo:paragraph-rsid="004593a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3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3c17b5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4" style:family="paragraph" style:parent-style-name="Preformatted_20_Text">
      <style:paragraph-properties fo:text-align="justify" style:justify-single-word="false"/>
      <style:text-properties fo:color="#000000" loext:opacity="100%" officeooo:rsid="0041d599" officeooo:paragraph-rsid="0041d599"/>
    </style:style>
    <style:style style:name="P25" style:family="paragraph" style:parent-style-name="Preformatted_20_Text">
      <style:text-properties fo:language="en" fo:country="US" style:text-underline-style="none"/>
    </style:style>
    <style:style style:name="P26" style:family="paragraph" style:parent-style-name="Preformatted_20_Text">
      <style:text-properties style:use-window-font-color="true" loext:opacity="0%" style:font-name="Liberation Mono" fo:font-size="10pt" fo:language="en" fo:country="US" style:text-underline-style="none" officeooo:rsid="00382b1d" officeooo:paragraph-rsid="00382b1d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27" style:family="paragraph" style:parent-style-name="Preformatted_20_Text">
      <style:text-properties fo:color="#2a6099" loext:opacity="100%" style:font-name="Liberation Mono" fo:font-size="10pt" fo:language="en" fo:country="US" style:text-underline-style="none" officeooo:rsid="00382b1d" officeooo:paragraph-rsid="00382b1d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28" style:family="paragraph" style:parent-style-name="Preformatted_20_Text">
      <style:paragraph-properties fo:text-align="justify" style:justify-single-word="false"/>
      <style:text-properties fo:color="#2a6099" loext:opacity="100%" officeooo:rsid="003e0058" officeooo:paragraph-rsid="003e0058"/>
    </style:style>
    <style:style style:name="P29" style:family="paragraph" style:parent-style-name="Preformatted_20_Text">
      <style:paragraph-properties fo:text-align="justify" style:justify-single-word="false"/>
      <style:text-properties fo:color="#2a6099" loext:opacity="100%" officeooo:rsid="003e0058" officeooo:paragraph-rsid="00402daf"/>
    </style:style>
    <style:style style:name="P30" style:family="paragraph" style:parent-style-name="Preformatted_20_Text">
      <style:paragraph-properties fo:text-align="justify" style:justify-single-word="false"/>
      <style:text-properties officeooo:paragraph-rsid="003d9822"/>
    </style:style>
    <style:style style:name="P31" style:family="paragraph" style:parent-style-name="Preformatted_20_Text">
      <style:paragraph-properties fo:text-align="justify" style:justify-single-word="false"/>
      <style:text-properties officeooo:paragraph-rsid="00402daf"/>
    </style:style>
    <style:style style:name="P32" style:family="paragraph" style:parent-style-name="Preformatted_20_Text">
      <style:paragraph-properties fo:text-align="justify" style:justify-single-word="false"/>
      <style:text-properties officeooo:rsid="003e0058" officeooo:paragraph-rsid="003e0058"/>
    </style:style>
    <style:style style:name="P33" style:family="paragraph" style:parent-style-name="Preformatted_20_Text">
      <style:paragraph-properties fo:text-align="justify" style:justify-single-word="false"/>
      <style:text-properties officeooo:rsid="003e0058" officeooo:paragraph-rsid="00402daf"/>
    </style:style>
    <style:style style:name="P34" style:family="paragraph" style:parent-style-name="Preformatted_20_Text">
      <style:paragraph-properties fo:text-align="justify" style:justify-single-word="false"/>
      <style:text-properties officeooo:rsid="0041d599" officeooo:paragraph-rsid="0041d599"/>
    </style:style>
    <style:style style:name="P35" style:family="paragraph" style:parent-style-name="Preformatted_20_Text" style:master-page-name="Standard">
      <style:paragraph-properties fo:text-align="center" style:justify-single-word="false" style:page-number="auto"/>
      <style:text-properties style:text-underline-style="none" fo:font-weight="bold" style:font-weight-asian="bold" style:font-weight-complex="bold"/>
    </style:style>
    <style:style style:name="P36" style:family="paragraph" style:parent-style-name="Preformatted_20_Text">
      <style:text-properties fo:font-variant="normal" fo:text-transform="none" style:use-window-font-color="true" loext:opacity="0%" style:font-name="Liberation Mono" fo:font-size="10pt" fo:letter-spacing="normal" fo:language="en" fo:country="US" fo:font-style="normal" style:text-underline-style="none" fo:font-weight="normal" officeooo:rsid="00382b1d" officeooo:paragraph-rsid="00382b1d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7" style:family="paragraph" style:parent-style-name="Preformatted_20_Text">
      <style:text-properties fo:font-variant="normal" fo:text-transform="none" style:use-window-font-color="true" loext:opacity="0%" style:font-name="Liberation Mono" fo:font-size="10pt" fo:letter-spacing="normal" fo:language="en" fo:country="US" fo:font-style="normal" style:text-underline-style="none" fo:font-weight="normal" officeooo:rsid="00382b1d" officeooo:paragraph-rsid="003933cb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8" style:family="paragraph" style:parent-style-name="Preformatted_20_Text">
      <style:text-properties fo:font-variant="normal" fo:text-transform="none" fo:color="#2a6099" loext:opacity="100%" style:font-name="Liberation Mono" fo:font-size="10pt" fo:letter-spacing="normal" fo:language="en" fo:country="US" fo:font-style="normal" style:text-underline-style="none" fo:font-weight="normal" officeooo:rsid="00382b1d" officeooo:paragraph-rsid="00382b1d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9" style:family="paragraph" style:parent-style-name="Preformatted_20_Text">
      <style:text-properties fo:font-variant="normal" fo:text-transform="none" fo:color="#2a6099" loext:opacity="100%" style:font-name="Liberation Mono" fo:font-size="10pt" fo:letter-spacing="normal" fo:language="en" fo:country="US" fo:font-style="normal" style:text-underline-style="none" fo:font-weight="normal" officeooo:rsid="00382b1d" officeooo:paragraph-rsid="00476392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0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1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0a0223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2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76392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76392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82b1d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7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fo:color="#2a6099" loext:opacity="100%" officeooo:rsid="003e0058" officeooo:paragraph-rsid="003e0058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3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9822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4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5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6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0ee73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7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933cb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8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9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0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officeooo:rsid="00402daf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1" style:family="text">
      <style:text-properties fo:font-variant="normal" fo:text-transform="none" fo:color="#00a933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2" style:family="text">
      <style:text-properties fo:font-variant="normal" fo:text-transform="none" fo:color="#00a933" loext:opacity="100%" style:font-name="inherit" fo:font-size="10pt" fo:letter-spacing="normal" fo:language="ru" fo:country="RU" fo:font-style="normal" style:text-underline-style="none" fo:font-weight="normal" officeooo:rsid="00402daf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3" style:family="text">
      <style:text-properties fo:font-variant="normal" fo:text-transform="none" fo:color="#2a6099" loext:opacity="100%" style:font-name="Liberation Mono" fo:font-size="10pt" fo:letter-spacing="normal" fo:language="en" fo:country="US" fo:font-style="normal" style:text-underline-style="none" fo:font-weight="normal" officeooo:rsid="00382b1d" style:letter-kerning="false" fo:background-color="transparent" loext:char-shading-value="0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4" style:family="text">
      <style:text-properties style:font-name="inherit" officeooo:rsid="003c17b5"/>
    </style:style>
    <style:style style:name="T15" style:family="text">
      <style:text-properties style:font-name="inherit" officeooo:rsid="0042be41"/>
    </style:style>
    <style:style style:name="T16" style:family="text">
      <style:text-properties style:use-window-font-color="true" loext:opacity="0%" style:font-name="Liberation Mono" fo:font-size="10pt" fo:language="ru" fo:country="RU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17" style:family="text">
      <style:text-properties style:use-window-font-color="true" loext:opacity="0%" style:font-name="Liberation Mono" fo:language="en" fo:country="US" style:font-name-asian="Liberation Mono1"/>
    </style:style>
    <style:style style:name="T18" style:family="text">
      <style:text-properties style:use-window-font-color="true" loext:opacity="0%" style:font-name="Liberation Mono" fo:language="en" fo:country="US" officeooo:rsid="00382b1d" style:font-name-asian="Liberation Mono1"/>
    </style:style>
    <style:style style:name="T19" style:family="text">
      <style:text-properties style:use-window-font-color="true" loext:opacity="0%" style:font-name="Liberation Mono" fo:language="en" fo:country="US" officeooo:rsid="003933cb" style:font-name-asian="Liberation Mono1"/>
    </style:style>
    <style:style style:name="T20" style:family="text">
      <style:text-properties style:use-window-font-color="true" loext:opacity="0%" style:font-name="Liberation Mono" fo:language="en" fo:country="US" officeooo:rsid="00476392" style:font-name-asian="Liberation Mono1"/>
    </style:style>
    <style:style style:name="T21" style:family="text">
      <style:text-properties fo:color="#000000" loext:opacity="100%" style:font-name="inherit" officeooo:rsid="003c17b5"/>
    </style:style>
    <style:style style:name="T22" style:family="text">
      <style:text-properties fo:color="#000000" loext:opacity="100%" style:font-name="inherit" officeooo:rsid="003c17b5" style:font-name-asian="Noto Sans Mono CJK SC" style:font-name-complex="Liberation Mono1"/>
    </style:style>
    <style:style style:name="T23" style:family="text">
      <style:text-properties fo:color="#000000" loext:opacity="100%" style:font-name="inherit" officeooo:rsid="0042be41"/>
    </style:style>
    <style:style style:name="T24" style:family="text">
      <style:text-properties officeooo:rsid="003d9822"/>
    </style:style>
    <style:style style:name="T25" style:family="text">
      <style:text-properties fo:color="#00a933" loext:opacity="100%"/>
    </style:style>
    <style:style style:name="T26" style:family="text">
      <style:text-properties fo:color="#00a933" loext:opacity="100%" officeooo:rsid="003e0058"/>
    </style:style>
    <style:style style:name="T27" style:family="text">
      <style:text-properties fo:color="#00a933" loext:opacity="100%" officeooo:rsid="00402daf"/>
    </style:style>
    <style:style style:name="T28" style:family="text">
      <style:text-properties officeooo:rsid="00447131"/>
    </style:style>
    <style:style style:name="T29" style:family="text">
      <style:text-properties officeooo:rsid="00472607"/>
    </style:style>
    <style:style style:name="T30" style:family="text">
      <style:text-properties officeooo:rsid="004763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Задание<text:span text:style-name="T1"> 1</text:span></text:p>
      <text:p text:style-name="P25"/>
      <text:p text:style-name="P26">1) telnet i-ts.sirius-systems.ru 80</text:p>
      <text:p text:style-name="P27">Trying 194.12.56.4...</text:p>
      <text:p text:style-name="P27">Connected to i-ts.sirius-systems.ru.</text:p>
      <text:p text:style-name="P27">Escape character is '^]'.</text:p>
      <text:p text:style-name="P27">^]</text:p>
      <text:p text:style-name="P27">telnet&gt; </text:p>
      <text:p text:style-name="P4"/>
      <text:p text:style-name="P5">2) <text:span text:style-name="T17">telnet i-ts.sirius-systems.ru 80</text:span></text:p>
      <text:p text:style-name="P36">GET / HTTP/1.1</text:p>
      <text:p text:style-name="P36">Host: i-ts.sirius-systems.ru</text:p>
      <text:p text:style-name="P36">User-Agent: curl/7.68.0</text:p>
      <text:p text:style-name="P38">Trying 194.12.56.4...</text:p>
      <text:p text:style-name="P38">Connected to i-ts.sirius-systems.ru.</text:p>
      <text:p text:style-name="P38">Escape character is '^]'.</text:p>
      <text:p text:style-name="P38">GET / HTTP/1.1</text:p>
      <text:p text:style-name="P38">Host: i-ts.sirius-systems.ru</text:p>
      <text:p text:style-name="P38">User-Agent: curl/7.68.0</text:p>
      <text:p text:style-name="P38"/>
      <text:p text:style-name="P38">HTTP/1.1 200 OK</text:p>
      <text:p text:style-name="P38">Server: nginx</text:p>
      <text:p text:style-name="P38">Date: Tue, 23 Feb 2021 10:11:11 GMT</text:p>
      <text:p text:style-name="P38">Content-Type: text/html; charset=utf-8</text:p>
      <text:p text:style-name="P38">Content-Length: 415</text:p>
      <text:p text:style-name="P38">Last-Modified: Sat, 06 Feb 2021 00:12:10 GMT</text:p>
      <text:p text:style-name="P38">Connection: keep-alive</text:p>
      <text:p text:style-name="P38">ETag: "601ddeda-19f"</text:p>
      <text:p text:style-name="P38">Accept-Ranges: bytes</text:p>
      <text:p text:style-name="P38"/>
      <text:p text:style-name="P38">&lt;html&gt;</text:p>
      <text:p text:style-name="P38">&lt;head&gt;&lt;title&gt;limit test&lt;/title&gt;&lt;/head&gt;</text:p>
      <text:p text:style-name="P38">&lt;body&gt;</text:p>
      <text:p text:style-name="P38">Hello, World!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img src="img/s.jpg" border=0 /&gt;</text:p>
      <text:p text:style-name="P38">&lt;/body&gt;</text:p>
      <text:p text:style-name="P38">&lt;/html&gt;</text:p>
      <text:p text:style-name="P39">~</text:p>
      <text:p text:style-name="P44"/>
      <text:p text:style-name="P45">3) <text:span text:style-name="T18">telnet i-ts.sirius-systems.ru 80</text:span></text:p>
      <text:p text:style-name="P45">HEAD / HTTP/1.1</text:p>
      <text:p text:style-name="P45">Host: i-ts.sirius-systems.ru</text:p>
      <text:p text:style-name="P45">User-Agent: curl/7.68.0</text:p>
      <text:p text:style-name="P41">HTTP/1.1 200 OK</text:p>
      <text:p text:style-name="P41">Server: nginx</text:p>
      <text:p text:style-name="P41">Date: Wed, 24 Feb 2021 07:54:37 GMT</text:p>
      <text:p text:style-name="P41">Content-Type: text/html; charset=utf-8</text:p>
      <text:p text:style-name="P41">Content-Length: 415</text:p>
      <text:p text:style-name="P41">Last-Modified: Sat, 06 Feb 2021 00:12:10 GMT</text:p>
      <text:p text:style-name="P41">Connection: keep-alive</text:p>
      <text:p text:style-name="P41">ETag: "601ddeda-19f"</text:p>
      <text:p text:style-name="P41">Accept-Ranges: bytes</text:p>
      <text:p text:style-name="P44"/>
      <text:p text:style-name="P44"/>
      <text:p text:style-name="P6"><text:soft-page-break/><text:span text:style-name="T30">4</text:span>) <text:span text:style-name="T18">telnet i-ts.sirius-systems.ru 80</text:span></text:p>
      <text:p text:style-name="P46"><text:span text:style-name="T20">GET</text:span><text:span text:style-name="T19"> </text:span><text:span text:style-name="T17">/</text:span><text:span text:style-name="T30">basic.html </text:span><text:span text:style-name="T17">HTTP/1.1</text:span></text:p>
      <text:p text:style-name="P37">Host: i-ts.sirius-systems.ru</text:p>
      <text:p text:style-name="P37">User-Agent: curl/7.68.0</text:p>
      <text:p text:style-name="P16">HTTP/1.1 401 Unauthorized</text:p>
      <text:p text:style-name="P16">Server: nginx</text:p>
      <text:p text:style-name="P16">Date: Wed, 24 Feb 2021 07:56:48 GMT</text:p>
      <text:p text:style-name="P16">Content-Type: text/html; charset=utf-8</text:p>
      <text:p text:style-name="P16">Content-Length: 188</text:p>
      <text:p text:style-name="P16">Connection: keep-alive</text:p>
      <text:p text:style-name="P16">WWW-Authenticate: Basic realm="Testoff"</text:p>
      <text:p text:style-name="P14"/>
      <text:p text:style-name="P45">5) <text:span text:style-name="T18">telnet http://i-ts.sirius-systems.ru 80</text:span></text:p>
      <text:p text:style-name="P45">HEAD /basic.html HTTP/1.1</text:p>
      <text:p text:style-name="P45">Host: i-ts.sirius-systems.ru</text:p>
      <text:p text:style-name="P45">User-Agent: curl/7.68.0</text:p>
      <text:p text:style-name="P42">HTTP/1.1 401 Unauthorized</text:p>
      <text:p text:style-name="P42">Server: nginx</text:p>
      <text:p text:style-name="P42">Date: Wed, 24 Feb 2021 07:57:40 GMT</text:p>
      <text:p text:style-name="P42">Content-Type: text/html; charset=utf-8</text:p>
      <text:p text:style-name="P42">Content-Length: 188</text:p>
      <text:p text:style-name="P42">Connection: keep-alive</text:p>
      <text:p text:style-name="P42">WWW-Authenticate: Basic realm="Testoff"</text:p>
      <text:p text:style-name="P44"/>
      <text:p text:style-name="P47">Задание 2</text:p>
      <text:p text:style-name="P2"/>
      <text:p text:style-name="P7">1) sudo service sshd start</text:p>
      <text:p text:style-name="P2"/>
      <text:p text:style-name="P7"><text:span text:style-name="T17">2)</text:span> ssh 192.168.1.57</text:p>
      <text:p text:style-name="P17">The authenticity of host '192.168.1.57 (192.168.1.57)' can't be established.</text:p>
      <text:p text:style-name="P17">ECDSA key fingerprint is SHA256:edB3RbyIUWMd/qziYUY4/mm8Lqz85OKilQBEe0nZCkU.</text:p>
      <text:p text:style-name="P17">Are you sure you want to continue connecting (yes/no/[fingerprint])? yes</text:p>
      <text:p text:style-name="P17">Warning: Permanently added '192.168.1.57' (ECDSA) to the list of known hosts.</text:p>
      <text:p text:style-name="P17">eldarian@192.168.1.57's password: </text:p>
      <text:p text:style-name="P17">Welcome to Ubuntu 20.04.2 LTS (GNU/Linux 5.8.0-43-generic x86_64)</text:p>
      <text:p text:style-name="P17"/>
      <text:p text:style-name="P17"><text:s/>* Documentation: <text:s/>https://help.ubuntu.com</text:p>
      <text:p text:style-name="P17"><text:s/>* Management: <text:s text:c="4"/>https://landscape.canonical.com</text:p>
      <text:p text:style-name="P17"><text:s/>* Support: <text:s text:c="7"/>https://ubuntu.com/advantage</text:p>
      <text:p text:style-name="P17"/>
      <text:p text:style-name="P17">4 обновления могут быть установлены прямо сейчас.</text:p>
      <text:p text:style-name="P17">0 из этих обновлений, являются обновлениями безопасности.</text:p>
      <text:p text:style-name="P17">Чтобы просмотреть дополнительные обновления выполните: apt list --upgradable</text:p>
      <text:p text:style-name="P17"/>
      <text:p text:style-name="P17">Your Hardware Enablement Stack (HWE) is supported until April 2025.</text:p>
      <text:p text:style-name="P17">Last login: Tue Feb 23 15:16:40 2021 from 127.0.0.1</text:p>
      <text:p text:style-name="P17"/>
      <text:p text:style-name="P8">3) pwd</text:p>
      <text:p text:style-name="P18">/home/eldarian</text:p>
      <text:p text:style-name="P17"/>
      <text:p text:style-name="P14">Задание 3</text:p>
      <text:p text:style-name="P2"/>
      <text:p text:style-name="P23"><text:span text:style-name="Source_20_Text"><text:span text:style-name="T21">scp ~/Welcome 19</text:span></text:span><text:span text:style-name="Source_20_Text"><text:span text:style-name="T22">2.168</text:span></text:span><text:span text:style-name="Source_20_Text"><text:span text:style-name="T21">.1.57:/tmp/</text:span></text:span></text:p>
      <text:p text:style-name="P23"><text:span text:style-name="Source_20_Text"><text:span text:style-name="T14">eldarian@192.168.1.57's password: </text:span></text:span></text:p>
      <text:p text:style-name="P23"><text:span text:style-name="Source_20_Text"><text:span text:style-name="T14">Welcome <text:s text:c="38"/>100% <text:s text:c="2"/>14 <text:s text:c="3"/>26.7KB/s <text:s text:c="2"/>00:00</text:span></text:span></text:p>
      <text:p text:style-name="P3"/>
      <text:p text:style-name="P14">Задание 4</text:p>
      <text:p text:style-name="P2"/>
      <text:p text:style-name="P15"><text:span text:style-name="Source_20_Text"><text:span text:style-name="T23">1) ssh-keygen -t dsa</text:span></text:span></text:p>
      <text:p text:style-name="P15"><text:span text:style-name="Source_20_Text"><text:span text:style-name="T15">Generating public/private dsa key pair.</text:span></text:span></text:p>
      <text:p text:style-name="P15"><text:span text:style-name="Source_20_Text"><text:span text:style-name="T15">Enter file in which to save the key (/home/eldarian/.ssh/id_dsa): </text:span></text:span></text:p>
      <text:p text:style-name="P15"><text:span text:style-name="Source_20_Text"><text:span text:style-name="T15">Enter passphrase (empty for no passphrase): </text:span></text:span></text:p>
      <text:p text:style-name="P15"><text:soft-page-break/><text:span text:style-name="Source_20_Text"><text:span text:style-name="T15">Enter same passphrase again: </text:span></text:span></text:p>
      <text:p text:style-name="P15"><text:span text:style-name="Source_20_Text"><text:span text:style-name="T15">Your identification has been saved in /home/eldarian/.ssh/id_dsa</text:span></text:span></text:p>
      <text:p text:style-name="P15"><text:span text:style-name="Source_20_Text"><text:span text:style-name="T15">Your public key has been saved in /home/eldarian/.ssh/id_dsa.pub</text:span></text:span></text:p>
      <text:p text:style-name="P15"><text:span text:style-name="Source_20_Text"><text:span text:style-name="T15">The key fingerprint is:</text:span></text:span></text:p>
      <text:p text:style-name="P15"><text:span text:style-name="Source_20_Text"><text:span text:style-name="T15">SHA256:cg+XYpe1BI9+oqcN2ZWy7mgpogwnfguI3w3XK1vH7dw eldarian@lester</text:span></text:span></text:p>
      <text:p text:style-name="P15"><text:span text:style-name="Source_20_Text"><text:span text:style-name="T15">The key's randomart image is: (рисунок ключа)</text:span></text:span></text:p>
      <text:p text:style-name="P1"/>
      <text:p text:style-name="P10">2) sudo cat ~/.ssh/id_dsa.pub</text:p>
      <text:p text:style-name="P20">[sudo] пароль для eldarian: </text:p>
      <text:p text:style-name="P20">ssh-dss <text:span text:style-name="T28">(ключ)</text:span></text:p>
      <text:p text:style-name="P1"/>
      <text:p text:style-name="P11">3) ssh-copy-id -i ~/.ssh/id_dsa.pub 192.168.1.57</text:p>
      <text:p text:style-name="P21">/usr/bin/ssh-copy-id: INFO: Source of key(s) to be installed: "/home/eldarian/.ssh/id_dsa.pub"</text:p>
      <text:p text:style-name="P21">/usr/bin/ssh-copy-id: INFO: attempting to log in with the new key(s), to filter out any that are already installed</text:p>
      <text:p text:style-name="P21">/usr/bin/ssh-copy-id: INFO: 1 key(s) remain to be installed -- if you are prompted now it is to install the new keys</text:p>
      <text:p text:style-name="P21">eldarian@192.168.1.57's password: </text:p>
      <text:p text:style-name="P21"/>
      <text:p text:style-name="P21">Number of key(s) added: 1</text:p>
      <text:p text:style-name="P21"/>
      <text:p text:style-name="P21">Now try logging into the machine, with: <text:s text:c="2"/>"ssh '192.168.1.57'"</text:p>
      <text:p text:style-name="P21">and check to make sure that only the key(s) you wanted were added.</text:p>
      <text:p text:style-name="P1"/>
      <text:p text:style-name="P12">4) sudo gedit /etc/ssh/sshd_config</text:p>
      <text:p text:style-name="P22">PasswordAuthentication <text:span text:style-name="T29">no</text:span></text:p>
      <text:p text:style-name="P12">5) sudo service sshd restart</text:p>
      <text:p text:style-name="P12">6) sudo service ssh restart</text:p>
      <text:p text:style-name="P12">7) ssh 192.168.1.57</text:p>
      <text:p text:style-name="P22">eldarian@192.168.1.57: Permission denied (publickey).</text:p>
      <text:p text:style-name="P12"/>
      <text:p text:style-name="P13">Отказано в доступе.</text:p>
      <text:p text:style-name="P1"/>
      <text:p text:style-name="P14">Задание 5</text:p>
      <text:p text:style-name="P2"/>
      <text:p text:style-name="P9">1) sudo openvpn ~/intern01.conf</text:p>
      <text:p text:style-name="P9"/>
      <text:p text:style-name="P9">2) sudo ip route</text:p>
      <text:p text:style-name="P19">default via 192.168.1.1 dev wlp8s0 proto dhcp metric 600 </text:p>
      <text:p text:style-name="P19">10.230.10.0/24 via 10.230.10.5 dev tun0 </text:p>
      <text:p text:style-name="P19">10.230.10.5 dev tun0 proto kernel scope link src 10.230.10.6 </text:p>
      <text:p text:style-name="P19">77.88.8.8 via 10.230.10.5 dev tun0 </text:p>
      <text:p text:style-name="P19">169.254.0.0/16 dev wlp8s0 scope link metric 1000 </text:p>
      <text:p text:style-name="P19">178.62.9.171 via 10.230.10.5 dev tun0 </text:p>
      <text:p text:style-name="P19">192.168.1.0/24 dev wlp8s0 proto kernel scope link src 192.168.1.57 metric 600 </text:p>
      <text:p text:style-name="P19">194.12.57.0/24 via 10.230.10.5 dev tun0 </text:p>
      <text:p text:style-name="P19"/>
      <text:p text:style-name="P30"><text:span text:style-name="T3">Был присвоен адрес <text:s/></text:span><text:span text:style-name="T5">10.230.10.</text:span><text:span text:style-name="T6">5 в VPN-сети</text:span><text:span text:style-name="T5">.</text:span></text:p>
      <text:p text:style-name="P31"><text:span text:style-name="T3">3) myip.ru: </text:span><text:span text:style-name="T4">194.12.56.4 </text:span><text:span text:style-name="T11">(</text:span><text:span text:style-name="T12">V</text:span><text:span text:style-name="T11">PN: </text:span><text:span text:style-name="T12">ON</text:span><text:span text:style-name="T11">)</text:span></text:p>
      <text:p text:style-name="P31"><text:span text:style-name="T3">3) myip.ru: 82.179.125.245 </text:span><text:span text:style-name="T9">(</text:span><text:span text:style-name="T10">V</text:span><text:span text:style-name="T9">PN: </text:span><text:span text:style-name="T10">OFF</text:span><text:span text:style-name="T9">)</text:span></text:p>
      <text:p text:style-name="P30"/>
      <text:p text:style-name="P31"><text:span text:style-name="T24">4) yandex.ru/internet: </text:span>82.179.125.245 <text:span text:style-name="T26">(</text:span><text:span text:style-name="T27">V</text:span><text:span text:style-name="T26">PN: </text:span><text:span text:style-name="T27">ON</text:span><text:span text:style-name="T26">)</text:span></text:p>
      <text:p text:style-name="P31"><text:span text:style-name="T24">4) yandex.ru/internet: </text:span>82.179.125.245 <text:span text:style-name="T9">(</text:span><text:span text:style-name="T10">V</text:span><text:span text:style-name="T9">PN: </text:span><text:span text:style-name="T10">OFF</text:span><text:span text:style-name="T9">)</text:span></text:p>
      <text:p text:style-name="P31"/>
      <text:p text:style-name="P34">Сервис MyIP показывает различные адреса. <text:span text:style-name="T16">Маршрут через сеть </text:span><text:span text:style-name="T5">194.12.57.0/24 </text:span><text:span text:style-name="T2">отвечает за это различие.</text:span></text:p>
      <text:p text:style-name="P31"/>
      <text:p text:style-name="P33">5) ping 77.88.8.8 <text:span text:style-name="T25">(</text:span><text:span text:style-name="T27">V</text:span><text:span text:style-name="T25">PN: </text:span><text:span text:style-name="T27">ON</text:span><text:span text:style-name="T25">)</text:span></text:p>
      <text:p text:style-name="P28">31 packets transmitted, 31 received, 0% packet loss, time 30054ms</text:p>
      <text:p text:style-name="P29">rtt min/avg/max/mdev = 34.992/206.053/1018.250/315.076 ms</text:p>
      <text:p text:style-name="P33"/>
      <text:p text:style-name="P33">7) ping 77.88.8.8 <text:span text:style-name="T8">(</text:span><text:span text:style-name="T10">V</text:span><text:span text:style-name="T8">PN: </text:span><text:span text:style-name="T10">OFF</text:span><text:span text:style-name="T8">)</text:span></text:p>
      <text:p text:style-name="P29"><text:soft-page-break/>31 packets transmitted, 31 received, 0% packet loss, time 30046ms</text:p>
      <text:p text:style-name="P29">rtt min/avg/max/mdev = 33.370/34.803/41.950/2.175 ms</text:p>
      <text:p text:style-name="P32"/>
      <text:p text:style-name="P32">6) traceroute 77.88.8.8 <text:span text:style-name="T25">(</text:span><text:span text:style-name="T27">V</text:span><text:span text:style-name="T25">PN: </text:span><text:span text:style-name="T27">ON</text:span><text:span text:style-name="T25">)</text:span></text:p>
      <text:p text:style-name="P28">traceroute to 77.88.8.8 (77.88.8.8), 64 hops max</text:p>
      <text:p text:style-name="P28"><text:s text:c="2"/>1 <text:s text:c="2"/>10.230.10.1 <text:s/>811,033ms <text:s/>107,856ms <text:s/>915,793ms </text:p>
      <text:p text:style-name="P28"><text:s text:c="2"/>2 <text:s text:c="2"/>194.12.56.1 <text:s/>31,357ms <text:s/>30,671ms <text:s/>26,893ms </text:p>
      <text:p text:style-name="P28"><text:s text:c="2"/>3 <text:s text:c="2"/>37.228.94.5 <text:s/>27,076ms <text:s/>28,781ms <text:s/>26,926ms </text:p>
      <text:p text:style-name="P28"><text:s text:c="2"/>4 <text:s text:c="2"/>37.228.94.86 <text:s/>28,962ms <text:s/>29,254ms <text:s/>28,718ms </text:p>
      <text:p text:style-name="P28"><text:s text:c="2"/>5 <text:s text:c="2"/>77.88.8.8 <text:s/>34,877ms <text:s/>34,873ms <text:s/>34,681ms</text:p>
      <text:p text:style-name="P32"/>
      <text:p text:style-name="P33"><text:span text:style-name="T16">8</text:span>) traceroute 77.88.8.8 <text:span text:style-name="T8">(</text:span><text:span text:style-name="T10">V</text:span><text:span text:style-name="T8">PN: </text:span><text:span text:style-name="T10">OFF</text:span><text:span text:style-name="T8">)</text:span></text:p>
      <text:p text:style-name="P28">traceroute to 77.88.8.8 (77.88.8.8), 64 hops max</text:p>
      <text:p text:style-name="P28"><text:s text:c="2"/>1 <text:s text:c="2"/>192.168.1.1 <text:s/>2,123ms <text:s/>0,843ms <text:s/>7,092ms </text:p>
      <text:p text:style-name="P28"><text:s text:c="2"/>2 <text:s text:c="2"/>10.50.60.64 <text:s/>1,235ms <text:s/>1,157ms <text:s/>1,081ms </text:p>
      <text:p text:style-name="P28"><text:s text:c="2"/>3 <text:s text:c="2"/>10.50.60.69 <text:s/>3,383ms <text:s/>1,454ms <text:s/>2,357ms </text:p>
      <text:p text:style-name="P28"><text:s text:c="2"/>4 <text:s text:c="2"/>194.226.194.1 <text:s/>27,379ms <text:s/>25,537ms <text:s/>28,462ms </text:p>
      <text:p text:style-name="P28"><text:s text:c="2"/>5 <text:s text:c="2"/>195.208.208.116 <text:s/>26,811ms <text:s/>25,985ms <text:s/>27,348ms </text:p>
      <text:p text:style-name="P28"><text:s text:c="2"/>6 <text:s text:c="2"/>* <text:s/>10.1.4.1 <text:s/>31,712ms <text:s/>29,956ms </text:p>
      <text:p text:style-name="P28"><text:s text:c="2"/>7 <text:s text:c="2"/>10.2.6.1 <text:s/>35,338ms <text:s/>34,999ms <text:s/>46,979ms </text:p>
      <text:p text:style-name="P28"><text:s text:c="2"/>8 <text:s text:c="2"/>77.88.8.8 <text:s/>30,664ms <text:s/>29,192ms <text:s/>31,503ms </text:p>
      <text:p text:style-name="P28"/>
      <text:p text:style-name="P24">С выключенным VPN-соединением скорость отправки пакетов выше, поскольку трафик проходит меньший путь и не зависит от посредник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24T12:56:37.823067636</dc:date>
    <meta:editing-cycles>65</meta:editing-cycles>
    <meta:editing-duration>PT8H51M30S</meta:editing-duration>
    <meta:generator>LibreOffice/7.0.4.2$Linux_X86_64 LibreOffice_project/1c5f81ee28659974774060c3fe084e73b3bd074b</meta:generator>
    <meta:document-statistic meta:table-count="0" meta:image-count="0" meta:object-count="0" meta:page-count="4" meta:paragraph-count="171" meta:word-count="778" meta:character-count="6265" meta:non-whitespace-character-count="5477"/>
    <meta:user-defined meta:name="AppVersion">15.0000</meta:user-defined>
    <meta:template xlink:type="simple" xlink:actuate="onRequest" xlink:title="Normal.dotm" xlink:href=""/>
  </office:meta>
</office:document-meta>
</file>